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au1" style:family="table">
      <style:table-properties style:width="16.254cm" fo:margin-left="-0.009cm" table:align="left"/>
    </style:style>
    <style:style style:name="Tableau1.A" style:family="table-column">
      <style:table-column-properties style:column-width="2.002cm"/>
    </style:style>
    <style:style style:name="Tableau1.B" style:family="table-column">
      <style:table-column-properties style:column-width="1.75cm"/>
    </style:style>
    <style:style style:name="Tableau1.C" style:family="table-column">
      <style:table-column-properties style:column-width="2cm"/>
    </style:style>
    <style:style style:name="Tableau1.E" style:family="table-column">
      <style:table-column-properties style:column-width="1.501cm"/>
    </style:style>
    <style:style style:name="Tableau1.F" style:family="table-column">
      <style:table-column-properties style:column-width="1.499cm"/>
    </style:style>
    <style:style style:name="Tableau1.I" style:family="table-column">
      <style:table-column-properties style:column-width="1.752cm"/>
    </style:style>
    <style:style style:name="Tableau1.A1" style:family="table-cell">
      <style:table-cell-properties fo:padding-left="0.191cm" fo:padding-right="0.191cm" fo:padding-top="0cm" fo:padding-bottom="0cm" fo:border="0.5pt solid #000000" style:writing-mode="lr-tb"/>
    </style:style>
    <style:style style:name="Tableau1.F1" style:family="table-cell">
      <style:table-cell-properties fo:padding-left="0.018cm" fo:padding-right="0.018cm" fo:padding-top="0cm" fo:padding-bottom="0cm" fo:border="0.5pt solid #000000" style:writing-mode="lr-tb"/>
    </style:style>
    <style:style style:name="P1"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style>
    <style:style style:name="P2" style:family="paragraph" style:parent-style-name="Normal">
      <style:text-properties officeooo:rsid="000fe81d"/>
    </style:style>
    <style:style style:name="P3" style:family="paragraph" style:parent-style-name="Normal">
      <style:text-properties officeooo:rsid="001e081a" officeooo:paragraph-rsid="001e081a"/>
    </style:style>
    <style:style style:name="P4" style:family="paragraph" style:parent-style-name="Normal">
      <style:text-properties style:font-name="Calibri" fo:font-size="11pt" fo:font-style="normal" officeooo:rsid="000a56a9" officeooo:paragraph-rsid="000a56a9" style:font-size-asian="11pt" style:font-style-asian="normal" style:font-size-complex="11pt" style:font-style-complex="normal"/>
    </style:style>
    <style:style style:name="P5" style:family="paragraph" style:parent-style-name="Normal">
      <style:text-properties style:font-name="Calibri" fo:font-size="11pt" fo:font-style="normal" officeooo:rsid="001439da" officeooo:paragraph-rsid="000bb24c" style:font-size-asian="11pt" style:font-style-asian="normal" style:font-size-complex="11pt" style:font-style-complex="normal"/>
    </style:style>
    <style:style style:name="P6" style:family="paragraph" style:parent-style-name="Normal">
      <style:text-properties style:font-name="Calibri" fo:font-size="11pt" fo:font-style="normal" officeooo:rsid="001439da" officeooo:paragraph-rsid="001439da" style:font-size-asian="11pt" style:font-style-asian="normal" style:font-size-complex="11pt" style:font-style-complex="normal"/>
    </style:style>
    <style:style style:name="P7" style:family="paragraph" style:parent-style-name="Normal">
      <style:text-properties style:font-name="Calibri" fo:font-size="11pt" fo:font-style="normal" officeooo:paragraph-rsid="00197666" style:font-size-asian="11pt" style:font-style-asian="normal" style:font-size-complex="11pt" style:font-style-complex="normal"/>
    </style:style>
    <style:style style:name="P8" style:family="paragraph" style:parent-style-name="Normal">
      <style:text-properties style:font-name="Calibri" fo:font-size="11pt" fo:font-style="normal" officeooo:rsid="00197666" officeooo:paragraph-rsid="00197666" style:font-size-asian="11pt" style:font-style-asian="normal" style:font-size-complex="11pt" style:font-style-complex="normal"/>
    </style:style>
    <style:style style:name="P9" style:family="paragraph" style:parent-style-name="Normal">
      <style:text-properties style:font-name="Calibri" fo:font-size="11pt" fo:font-style="normal" officeooo:rsid="0019a321" officeooo:paragraph-rsid="0019a321" style:font-size-asian="11pt" style:font-style-asian="normal" style:font-size-complex="11pt" style:font-style-complex="normal"/>
    </style:style>
    <style:style style:name="P10" style:family="paragraph" style:parent-style-name="Normal">
      <style:text-properties style:font-name="Calibri" fo:font-size="11pt" fo:font-style="normal" officeooo:rsid="001ba1a1" officeooo:paragraph-rsid="001ba1a1" style:font-size-asian="11pt" style:font-style-asian="normal" style:font-size-complex="11pt" style:font-style-complex="normal"/>
    </style:style>
    <style:style style:name="P11" style:family="paragraph" style:parent-style-name="Normal">
      <style:text-properties style:font-name="Calibri" fo:font-size="11pt" fo:font-style="normal" officeooo:rsid="001ba5d9" officeooo:paragraph-rsid="001ba5d9" style:font-size-asian="11pt" style:font-style-asian="normal" style:font-size-complex="11pt" style:font-style-complex="normal"/>
    </style:style>
    <style:style style:name="P12" style:family="paragraph" style:parent-style-name="Normal">
      <style:text-properties style:font-name="Calibri" fo:font-size="11pt" fo:font-style="normal" officeooo:rsid="001e081a" officeooo:paragraph-rsid="001e081a" style:font-size-asian="11pt" style:font-style-asian="normal" style:font-size-complex="11pt" style:font-style-complex="normal"/>
    </style:style>
    <style:style style:name="P13" style:family="paragraph" style:parent-style-name="Normal">
      <style:text-properties style:font-name="Calibri" fo:font-size="11pt" fo:font-style="normal" officeooo:paragraph-rsid="0027eb25" style:font-size-asian="11pt" style:font-style-asian="normal" style:font-size-complex="11pt" style:font-style-complex="normal"/>
    </style:style>
    <style:style style:name="P14" style:family="paragraph" style:parent-style-name="Normal">
      <style:text-properties style:font-name="Calibri" fo:font-size="11pt" fo:font-style="normal" officeooo:paragraph-rsid="0028cd44" style:font-size-asian="11pt" style:font-style-asian="normal" style:font-size-complex="11pt" style:font-style-complex="normal"/>
    </style:style>
    <style:style style:name="P15" style:family="paragraph" style:parent-style-name="Normal">
      <style:text-properties style:font-name="Calibri" fo:font-size="11pt" fo:font-style="normal" officeooo:paragraph-rsid="002e08b8" style:font-size-asian="11pt" style:font-style-asian="normal" style:font-size-complex="11pt" style:font-style-complex="normal"/>
    </style:style>
    <style:style style:name="P16" style:family="paragraph" style:parent-style-name="Normal">
      <style:text-properties style:font-name="Calibri" fo:font-size="11pt" fo:font-style="normal" officeooo:paragraph-rsid="002e2069" style:font-size-asian="11pt" style:font-style-asian="normal" style:font-size-complex="11pt" style:font-style-complex="normal"/>
    </style:style>
    <style:style style:name="P17" style:family="paragraph" style:parent-style-name="Normal">
      <style:text-properties style:font-name="Calibri" fo:font-size="11pt" fo:font-style="normal" officeooo:paragraph-rsid="003208ba" style:font-size-asian="11pt" style:font-style-asian="normal" style:font-size-complex="11pt" style:font-style-complex="normal"/>
    </style:style>
    <style:style style:name="P18" style:family="paragraph" style:parent-style-name="Normal">
      <style:text-properties style:font-name="Calibri" fo:font-size="11pt" fo:font-style="normal" style:text-underline-style="solid" style:text-underline-width="auto" style:text-underline-color="font-color" officeooo:rsid="000bb24c" officeooo:paragraph-rsid="000bb24c" style:font-size-asian="11pt" style:font-style-asian="normal" style:font-size-complex="11pt" style:font-style-complex="normal"/>
    </style:style>
    <style:style style:name="P19" style:family="paragraph" style:parent-style-name="Normal">
      <style:text-properties style:font-name="Calibri" fo:font-size="11pt" fo:font-style="normal" style:text-underline-style="solid" style:text-underline-width="auto" style:text-underline-color="font-color" officeooo:rsid="00140871" officeooo:paragraph-rsid="00140871" style:font-size-asian="11pt" style:font-style-asian="normal" style:font-size-complex="11pt" style:font-style-complex="normal"/>
    </style:style>
    <style:style style:name="P20" style:family="paragraph" style:parent-style-name="Normal">
      <style:text-properties style:font-name="Calibri" fo:font-size="11pt" fo:font-style="normal" style:text-underline-style="solid" style:text-underline-width="auto" style:text-underline-color="font-color" officeooo:rsid="001439da" officeooo:paragraph-rsid="001439da" style:font-size-asian="11pt" style:font-style-asian="normal" style:font-size-complex="11pt" style:font-style-complex="normal"/>
    </style:style>
    <style:style style:name="P21" style:family="paragraph" style:parent-style-name="Normal">
      <style:text-properties style:font-name="Calibri" fo:font-size="11pt" fo:font-style="normal" style:text-underline-style="solid" style:text-underline-width="auto" style:text-underline-color="font-color" officeooo:rsid="00197666" officeooo:paragraph-rsid="00197666" style:font-size-asian="11pt" style:font-style-asian="normal" style:font-size-complex="11pt" style:font-style-complex="normal"/>
    </style:style>
    <style:style style:name="P22" style:family="paragraph" style:parent-style-name="Normal">
      <style:text-properties style:font-name="Calibri" fo:font-size="11pt" fo:font-style="normal" style:text-underline-style="solid" style:text-underline-width="auto" style:text-underline-color="font-color" officeooo:rsid="0019a321" officeooo:paragraph-rsid="0019a321" style:font-size-asian="11pt" style:font-style-asian="normal" style:font-size-complex="11pt" style:font-style-complex="normal"/>
    </style:style>
    <style:style style:name="P23" style:family="paragraph" style:parent-style-name="Normal">
      <style:text-properties style:font-name="Calibri" fo:font-size="11pt" fo:font-style="normal" style:text-underline-style="solid" style:text-underline-width="auto" style:text-underline-color="font-color" officeooo:rsid="001ba1a1" officeooo:paragraph-rsid="001ba1a1" style:font-size-asian="11pt" style:font-style-asian="normal" style:font-size-complex="11pt" style:font-style-complex="normal"/>
    </style:style>
    <style:style style:name="P24" style:family="paragraph" style:parent-style-name="Normal">
      <style:text-properties style:font-name="Calibri" fo:font-size="11pt" fo:font-style="normal" style:text-underline-style="solid" style:text-underline-width="auto" style:text-underline-color="font-color" officeooo:rsid="001ba5d9" officeooo:paragraph-rsid="001ba5d9" style:font-size-asian="11pt" style:font-style-asian="normal" style:font-size-complex="11pt" style:font-style-complex="normal"/>
    </style:style>
    <style:style style:name="P25" style:family="paragraph" style:parent-style-name="Normal">
      <style:text-properties style:font-name="Calibri" fo:font-size="11pt" fo:font-style="normal" style:text-underline-style="solid" style:text-underline-width="auto" style:text-underline-color="font-color" officeooo:paragraph-rsid="003208ba" style:font-size-asian="11pt" style:font-style-asian="normal" style:font-size-complex="11pt" style:font-style-complex="normal"/>
    </style:style>
    <style:style style:name="P26" style:family="paragraph" style:parent-style-name="Normal">
      <style:text-properties style:font-name="Calibri" fo:font-size="12pt" fo:font-style="normal" fo:font-weight="bold" officeooo:rsid="000a56a9" officeooo:paragraph-rsid="000a56a9" style:font-size-asian="12pt" style:font-style-asian="normal" style:font-weight-asian="bold" style:font-size-complex="12pt" style:font-style-complex="normal" style:font-weight-complex="bold"/>
    </style:style>
    <style:style style:name="P27" style:family="paragraph" style:parent-style-name="Normal">
      <style:text-properties officeooo:paragraph-rsid="00328328"/>
    </style:style>
    <style:style style:name="P28" style:family="paragraph" style:parent-style-name="Normal">
      <style:text-properties officeooo:rsid="00366e89" officeooo:paragraph-rsid="00366e89"/>
    </style:style>
    <style:style style:name="P29" style:family="paragraph" style:parent-style-name="Paragraphe_20_de_20_liste" style:list-style-name="L1"/>
    <style:style style:name="P30" style:family="paragraph" style:parent-style-name="Paragraphe_20_de_20_liste" style:list-style-name="L1" style:master-page-name="MP0">
      <style:paragraph-properties style:page-number="auto" fo:break-before="page"/>
    </style:style>
    <style:style style:name="P31" style:family="paragraph" style:parent-style-name="Text_20_body">
      <style:text-properties fo:font-variant="normal" fo:text-transform="none" fo:color="#000000" style:font-name="Calibri" fo:font-size="11pt" fo:letter-spacing="normal" fo:font-style="normal" fo:font-weight="normal" officeooo:paragraph-rsid="000bb24c" style:font-size-asian="11pt" style:font-style-asian="normal" style:font-size-complex="11pt" style:font-style-complex="normal"/>
    </style:style>
    <style:style style:name="P32" style:family="paragraph" style:parent-style-name="Text_20_body">
      <style:text-properties fo:font-variant="normal" fo:text-transform="none" fo:color="#000000" style:font-name="Calibri" fo:font-size="11pt" fo:letter-spacing="normal" fo:font-style="normal" fo:font-weight="normal" officeooo:paragraph-rsid="0020f8ec" style:font-size-asian="11pt" style:font-style-asian="normal" style:font-size-complex="11pt" style:font-style-complex="normal"/>
    </style:style>
    <style:style style:name="P33" style:family="paragraph" style:parent-style-name="Text_20_body">
      <style:text-properties fo:font-variant="normal" fo:text-transform="none" fo:color="#000000" style:font-name="Calibri" fo:font-size="11pt" fo:letter-spacing="normal" fo:font-style="normal" style:text-underline-style="solid" style:text-underline-width="auto" style:text-underline-color="font-color" fo:font-weight="normal" officeooo:rsid="000d2538" officeooo:paragraph-rsid="000d2538" style:font-size-asian="11pt" style:font-style-asian="normal" style:font-size-complex="11pt" style:font-style-complex="normal"/>
    </style:style>
    <style:style style:name="P34" style:family="paragraph" style:parent-style-name="Text_20_body">
      <style:text-properties style:font-name="Calibri" fo:font-size="11pt" fo:font-style="normal" officeooo:paragraph-rsid="00247b2a" style:font-size-asian="11pt" style:font-style-asian="normal" style:font-size-complex="11pt" style:font-style-complex="normal"/>
    </style:style>
    <style:style style:name="P35" style:family="paragraph" style:parent-style-name="Text_20_body">
      <style:text-properties style:font-name="Calibri" fo:font-size="11pt" fo:font-style="normal" officeooo:paragraph-rsid="00249a2d" style:font-size-asian="11pt" style:font-style-asian="normal" style:font-size-complex="11pt" style:font-style-complex="normal"/>
    </style:style>
    <style:style style:name="P36" style:family="paragraph" style:parent-style-name="Text_20_body">
      <style:text-properties style:font-name="Calibri" fo:font-size="11pt" fo:font-style="normal" officeooo:paragraph-rsid="00290cd8" style:font-size-asian="11pt" style:font-style-asian="normal" style:font-size-complex="11pt" style:font-style-complex="normal"/>
    </style:style>
    <style:style style:name="P37" style:family="paragraph" style:parent-style-name="Text_20_body">
      <style:text-properties style:font-name="Calibri" fo:font-size="11pt" fo:font-style="normal" officeooo:paragraph-rsid="00297c81" style:font-size-asian="11pt" style:font-style-asian="normal" style:font-size-complex="11pt" style:font-style-complex="normal"/>
    </style:style>
    <style:style style:name="P38" style:family="paragraph" style:parent-style-name="Text_20_body">
      <style:text-properties style:font-name="Calibri" fo:font-size="11pt" fo:font-style="normal" officeooo:paragraph-rsid="002a1a41" style:font-size-asian="11pt" style:font-style-asian="normal" style:font-size-complex="11pt" style:font-style-complex="normal"/>
    </style:style>
    <style:style style:name="P39" style:family="paragraph" style:parent-style-name="Text_20_body">
      <style:text-properties style:font-name="Calibri" fo:font-size="11pt" fo:font-style="normal" officeooo:paragraph-rsid="002bfaf1" style:font-size-asian="11pt" style:font-style-asian="normal" style:font-size-complex="11pt" style:font-style-complex="normal"/>
    </style:style>
    <style:style style:name="P40" style:family="paragraph" style:parent-style-name="Text_20_body">
      <style:text-properties style:font-name="Calibri" fo:font-size="11pt" fo:font-style="normal" officeooo:paragraph-rsid="002c2fbc" style:font-size-asian="11pt" style:font-style-asian="normal" style:font-size-complex="11pt" style:font-style-complex="normal"/>
    </style:style>
    <style:style style:name="P41" style:family="paragraph" style:parent-style-name="Text_20_body">
      <style:paragraph-properties fo:margin-top="0cm" fo:margin-bottom="0cm" loext:contextual-spacing="false" fo:orphans="2" fo:widows="2" fo:padding="0cm" fo:border="none"/>
      <style:text-properties fo:font-variant="normal" fo:text-transform="none" fo:color="#000000" style:font-name="Calibri" fo:font-size="11pt" fo:letter-spacing="normal" fo:font-style="normal" fo:font-weight="normal" style:font-size-asian="11pt" style:font-style-asian="normal" style:font-size-complex="11pt" style:font-style-complex="normal"/>
    </style:style>
    <style:style style:name="P42" style:family="paragraph" style:parent-style-name="Text_20_body">
      <style:paragraph-properties fo:margin-top="0cm" fo:margin-bottom="0cm" loext:contextual-spacing="false" fo:orphans="2" fo:widows="2" fo:padding="0cm" fo:border="none"/>
      <style:text-properties style:font-name="Calibri" fo:font-size="11pt" fo:font-style="normal" style:font-size-asian="11pt" style:font-style-asian="normal" style:font-size-complex="11pt" style:font-style-complex="normal"/>
    </style:style>
    <style:style style:name="P43" style:family="paragraph" style:parent-style-name="Text_20_body">
      <style:paragraph-properties fo:margin-top="0cm" fo:margin-bottom="0cm" loext:contextual-spacing="false" fo:orphans="2" fo:widows="2" fo:padding="0cm" fo:border="none"/>
      <style:text-properties style:font-name="Calibri" fo:font-size="11pt" fo:font-style="normal" officeooo:paragraph-rsid="000fe81d" style:font-size-asian="11pt" style:font-style-asian="normal" style:font-size-complex="11pt" style:font-style-complex="normal"/>
    </style:style>
    <style:style style:name="P44" style:family="paragraph" style:parent-style-name="Text_20_body" style:list-style-name="L8">
      <style:paragraph-properties fo:margin-top="0cm" fo:margin-bottom="0cm" loext:contextual-spacing="false" fo:orphans="2" fo:widows="2" fo:padding="0cm" fo:border="none"/>
      <style:text-properties style:font-name="Calibri" fo:font-size="11pt" fo:font-style="normal" style:font-size-asian="11pt" style:font-style-asian="normal" style:font-size-complex="11pt" style:font-style-complex="normal"/>
    </style:style>
    <style:style style:name="P45" style:family="paragraph" style:parent-style-name="Text_20_body">
      <style:paragraph-properties fo:margin-top="0cm" fo:margin-bottom="0cm" loext:contextual-spacing="false" fo:orphans="2" fo:widows="2" fo:padding="0cm" fo:border="none"/>
      <style:text-properties style:font-name="Calibri" fo:font-size="11pt" fo:font-style="normal" officeooo:paragraph-rsid="002489b7" style:font-size-asian="11pt" style:font-style-asian="normal" style:font-size-complex="11pt" style:font-style-complex="normal"/>
    </style:style>
    <style:style style:name="P46" style:family="paragraph" style:parent-style-name="Text_20_body">
      <style:paragraph-properties fo:margin-top="0cm" fo:margin-bottom="0cm" loext:contextual-spacing="false" fo:orphans="2" fo:widows="2" fo:padding="0cm" fo:border="none"/>
      <style:text-properties style:font-name="Calibri" fo:font-size="11pt" fo:font-style="normal" officeooo:paragraph-rsid="0025a837" style:font-size-asian="11pt" style:font-style-asian="normal" style:font-size-complex="11pt" style:font-style-complex="normal"/>
    </style:style>
    <style:style style:name="P47" style:family="paragraph" style:parent-style-name="Text_20_body">
      <style:paragraph-properties fo:margin-top="0cm" fo:margin-bottom="0cm" loext:contextual-spacing="false" fo:orphans="2" fo:widows="2" fo:padding="0cm" fo:border="none"/>
      <style:text-properties style:font-name="Calibri" fo:font-size="11pt" fo:font-style="normal" officeooo:paragraph-rsid="002f6718" style:font-size-asian="11pt" style:font-style-asian="normal" style:font-size-complex="11pt" style:font-style-complex="normal"/>
    </style:style>
    <style:style style:name="P48" style:family="paragraph" style:parent-style-name="Text_20_body">
      <style:paragraph-properties fo:margin-top="0cm" fo:margin-bottom="0cm" loext:contextual-spacing="false" fo:orphans="2" fo:widows="2" fo:padding="0cm" fo:border="none"/>
      <style:text-properties style:font-name="Calibri" fo:font-size="11pt" fo:font-style="normal" officeooo:rsid="000d7689" officeooo:paragraph-rsid="000d7689" style:font-size-asian="11pt" style:font-style-asian="normal" style:font-size-complex="11pt" style:font-style-complex="normal"/>
    </style:style>
    <style:style style:name="P49" style:family="paragraph" style:parent-style-name="Text_20_body">
      <style:paragraph-properties fo:margin-top="0cm" fo:margin-bottom="0cm" loext:contextual-spacing="false" fo:orphans="2" fo:widows="2" fo:padding="0cm" fo:border="none"/>
      <style:text-properties style:font-name="Calibri" fo:font-size="11pt" fo:font-style="normal" officeooo:rsid="000fe81d" officeooo:paragraph-rsid="000fe81d" style:font-size-asian="11pt" style:font-style-asian="normal" style:font-size-complex="11pt" style:font-style-complex="normal"/>
    </style:style>
    <style:style style:name="P50" style:family="paragraph" style:parent-style-name="Text_20_body">
      <style:paragraph-properties fo:margin-top="0cm" fo:margin-bottom="0cm" loext:contextual-spacing="false" fo:orphans="2" fo:widows="2" fo:padding="0cm" fo:border="none"/>
      <style:text-properties style:font-name="Calibri" fo:font-size="11pt" fo:font-style="normal" officeooo:rsid="001d9f62" officeooo:paragraph-rsid="001e081a" style:font-size-asian="11pt" style:font-style-asian="normal" style:font-size-complex="11pt" style:font-style-complex="normal"/>
    </style:style>
    <style:style style:name="P51" style:family="paragraph" style:parent-style-name="Text_20_body">
      <style:paragraph-properties fo:margin-top="0cm" fo:margin-bottom="0cm" loext:contextual-spacing="false" fo:orphans="2" fo:widows="2" fo:padding="0cm" fo:border="none"/>
      <style:text-properties style:font-name="Calibri" fo:font-size="11pt" fo:font-style="normal" style:text-underline-style="solid" style:text-underline-width="auto" style:text-underline-color="font-color" officeooo:rsid="000d2538" officeooo:paragraph-rsid="000d2538" style:font-size-asian="11pt" style:font-style-asian="normal" style:font-size-complex="11pt" style:font-style-complex="normal"/>
    </style:style>
    <style:style style:name="P52" style:family="paragraph" style:parent-style-name="Text_20_body">
      <style:paragraph-properties fo:margin-top="0cm" fo:margin-bottom="0cm" loext:contextual-spacing="false" fo:orphans="2" fo:widows="2" fo:padding="0cm" fo:border="none"/>
      <style:text-properties style:font-name="Calibri" fo:font-size="11pt" fo:font-style="normal" style:text-underline-style="solid" style:text-underline-width="auto" style:text-underline-color="font-color" officeooo:paragraph-rsid="000fe81d" style:font-size-asian="11pt" style:font-style-asian="normal" style:font-size-complex="11pt" style:font-style-complex="normal"/>
    </style:style>
    <style:style style:name="P53" style:family="paragraph" style:parent-style-name="Text_20_body">
      <style:paragraph-properties fo:margin-top="0cm" fo:margin-bottom="0cm" loext:contextual-spacing="false" fo:orphans="2" fo:widows="2" fo:padding="0cm" fo:border="none"/>
      <style:text-properties style:font-name="Calibri" fo:font-size="11pt" fo:font-style="normal" style:text-underline-style="solid" style:text-underline-width="auto" style:text-underline-color="font-color" officeooo:rsid="000fe81d" officeooo:paragraph-rsid="000fe81d" style:font-size-asian="11pt" style:font-style-asian="normal" style:font-size-complex="11pt" style:font-style-complex="normal"/>
    </style:style>
    <style:style style:name="T1" style:family="text">
      <style:text-properties officeooo:rsid="000781da"/>
    </style:style>
    <style:style style:name="T2" style:family="text">
      <style:text-properties officeooo:rsid="00087bb7"/>
    </style:style>
    <style:style style:name="T3" style:family="text">
      <style:text-properties officeooo:rsid="00089ee5"/>
    </style:style>
    <style:style style:name="T4" style:family="text">
      <style:text-properties officeooo:rsid="000a56a9"/>
    </style:style>
    <style:style style:name="T5" style:family="text">
      <style:text-properties fo:font-style="italic" style:font-style-asian="italic" style:font-style-complex="italic"/>
    </style:style>
    <style:style style:name="T6" style:family="text">
      <style:text-properties fo:font-style="italic" officeooo:rsid="000a56a9" style:font-style-asian="italic" style:font-style-complex="italic"/>
    </style:style>
    <style:style style:name="T7" style:family="text">
      <style:text-properties fo:font-style="italic" officeooo:rsid="000bb24c" style:font-style-asian="italic" style:font-style-complex="italic"/>
    </style:style>
    <style:style style:name="T8" style:family="text">
      <style:text-properties officeooo:rsid="000bb24c"/>
    </style:style>
    <style:style style:name="T9" style:family="text">
      <style:text-properties fo:font-variant="normal" fo:text-transform="none" fo:color="#000000" fo:letter-spacing="normal" fo:font-style="italic" fo:font-weight="normal" style:font-style-asian="italic" style:font-style-complex="italic"/>
    </style:style>
    <style:style style:name="T10" style:family="text">
      <style:text-properties fo:font-variant="normal" fo:text-transform="none" fo:color="#000000" fo:letter-spacing="normal" fo:font-style="italic" fo:font-weight="normal" officeooo:rsid="000d2538" style:font-style-asian="italic" style:font-style-complex="italic"/>
    </style:style>
    <style:style style:name="T11" style:family="text">
      <style:text-properties fo:font-variant="normal" fo:text-transform="none" fo:color="#000000" fo:letter-spacing="normal" fo:font-style="italic" fo:font-weight="normal" officeooo:rsid="000bb24c" style:font-style-asian="italic" style:font-style-complex="italic"/>
    </style:style>
    <style:style style:name="T12" style:family="text">
      <style:text-properties fo:font-variant="normal" fo:text-transform="none" fo:color="#000000" fo:letter-spacing="normal" fo:font-style="italic" fo:font-weight="normal" officeooo:rsid="000ef58f" style:font-style-asian="italic" style:font-style-complex="italic"/>
    </style:style>
    <style:style style:name="T13" style:family="text">
      <style:text-properties fo:font-variant="normal" fo:text-transform="none" fo:color="#000000" fo:letter-spacing="normal" fo:font-style="italic" fo:font-weight="normal" officeooo:rsid="000fe81d" style:font-style-asian="italic" style:font-style-complex="italic"/>
    </style:style>
    <style:style style:name="T14" style:family="text">
      <style:text-properties fo:font-variant="normal" fo:text-transform="none" fo:color="#000000" fo:letter-spacing="normal" fo:font-style="italic" fo:font-weight="normal" officeooo:rsid="0027dca7" style:font-style-asian="italic" style:font-style-complex="italic"/>
    </style:style>
    <style:style style:name="T15" style:family="text">
      <style:text-properties fo:font-variant="normal" fo:text-transform="none" fo:color="#000000" fo:letter-spacing="normal" fo:font-style="italic" fo:font-weight="normal" officeooo:rsid="00140871" style:font-style-asian="italic" style:font-style-complex="italic"/>
    </style:style>
    <style:style style:name="T16" style:family="text">
      <style:text-properties fo:font-variant="normal" fo:text-transform="none" fo:color="#000000" fo:letter-spacing="normal" fo:font-style="italic" fo:font-weight="normal" officeooo:rsid="00197666" style:font-style-asian="italic" style:font-style-complex="italic"/>
    </style:style>
    <style:style style:name="T17" style:family="text">
      <style:text-properties fo:font-variant="normal" fo:text-transform="none" fo:color="#000000" fo:letter-spacing="normal" fo:font-style="italic" fo:font-weight="normal" officeooo:rsid="0019a321" style:font-style-asian="italic" style:font-style-complex="italic"/>
    </style:style>
    <style:style style:name="T18" style:family="text">
      <style:text-properties fo:font-variant="normal" fo:text-transform="none" fo:color="#000000" fo:letter-spacing="normal" fo:font-style="italic" fo:font-weight="normal" officeooo:rsid="001ba1a1" style:font-style-asian="italic" style:font-style-complex="italic"/>
    </style:style>
    <style:style style:name="T19" style:family="text">
      <style:text-properties fo:font-variant="normal" fo:text-transform="none" fo:color="#000000" fo:letter-spacing="normal" fo:font-style="italic" fo:font-weight="normal" officeooo:rsid="001ba5d9" style:font-style-asian="italic" style:font-style-complex="italic"/>
    </style:style>
    <style:style style:name="T20" style:family="text">
      <style:text-properties fo:font-variant="normal" fo:text-transform="none" fo:color="#000000" fo:letter-spacing="normal" fo:font-style="italic" style:text-underline-style="solid" style:text-underline-width="auto" style:text-underline-color="font-color" fo:font-weight="normal" style:font-style-asian="italic" style:font-style-complex="italic"/>
    </style:style>
    <style:style style:name="T21" style:family="text">
      <style:text-properties fo:font-variant="normal" fo:text-transform="none" fo:color="#000000"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22" style:family="text">
      <style:text-properties fo:font-variant="normal" fo:text-transform="none" fo:color="#000000" fo:letter-spacing="normal" fo:font-style="italic" style:text-underline-style="none" fo:font-weight="normal" style:font-style-asian="italic" style:font-style-complex="italic"/>
    </style:style>
    <style:style style:name="T23" style:family="text">
      <style:text-properties fo:font-variant="normal" fo:text-transform="none" fo:color="#000000" fo:letter-spacing="normal" fo:font-style="italic" style:text-underline-style="none" fo:font-weight="normal" style:font-style-asian="italic" style:font-weight-asian="normal" style:font-style-complex="italic" style:font-weight-complex="normal"/>
    </style:style>
    <style:style style:name="T24" style:family="text">
      <style:text-properties fo:font-variant="normal" fo:text-transform="none" fo:color="#000000" fo:letter-spacing="normal" fo:font-weight="normal"/>
    </style:style>
    <style:style style:name="T25" style:family="text">
      <style:text-properties fo:font-variant="normal" fo:text-transform="none" fo:color="#000000" fo:letter-spacing="normal" fo:font-weight="normal" officeooo:rsid="000bb24c"/>
    </style:style>
    <style:style style:name="T26" style:family="text">
      <style:text-properties fo:font-variant="normal" fo:text-transform="none" fo:color="#000000" fo:letter-spacing="normal" fo:font-weight="normal" officeooo:rsid="000ef58f"/>
    </style:style>
    <style:style style:name="T27" style:family="text">
      <style:text-properties fo:font-variant="normal" fo:text-transform="none" fo:color="#000000" fo:letter-spacing="normal" fo:font-weight="normal" officeooo:rsid="001d9f62"/>
    </style:style>
    <style:style style:name="T28" style:family="text">
      <style:text-properties fo:font-variant="normal" fo:text-transform="none" fo:color="#000000" fo:letter-spacing="normal" fo:font-weight="normal" officeooo:rsid="000d2538"/>
    </style:style>
    <style:style style:name="T29" style:family="text">
      <style:text-properties fo:font-variant="normal" fo:text-transform="none" fo:color="#000000" fo:letter-spacing="normal" fo:font-weight="normal" officeooo:rsid="000fe81d"/>
    </style:style>
    <style:style style:name="T30" style:family="text">
      <style:text-properties fo:font-variant="normal" fo:text-transform="none" fo:color="#000000" fo:letter-spacing="normal" fo:font-weight="normal" officeooo:rsid="00197666"/>
    </style:style>
    <style:style style:name="T31" style:family="text">
      <style:text-properties fo:font-variant="normal" fo:text-transform="none" fo:color="#000000" fo:letter-spacing="normal" fo:font-weight="normal" officeooo:rsid="00297c81"/>
    </style:style>
    <style:style style:name="T32" style:family="text">
      <style:text-properties fo:font-variant="normal" fo:text-transform="none" fo:color="#000000" fo:letter-spacing="normal" fo:font-weight="normal" officeooo:rsid="0019a321"/>
    </style:style>
    <style:style style:name="T33" style:family="text">
      <style:text-properties fo:font-variant="normal" fo:text-transform="none" fo:color="#000000" fo:letter-spacing="normal" fo:font-weight="normal" officeooo:rsid="001ba1a1"/>
    </style:style>
    <style:style style:name="T34" style:family="text">
      <style:text-properties fo:font-variant="normal" fo:text-transform="none" fo:color="#000000" fo:letter-spacing="normal" fo:font-weight="normal" officeooo:rsid="001ba5d9"/>
    </style:style>
    <style:style style:name="T35" style:family="text">
      <style:text-properties fo:font-variant="normal" fo:text-transform="none" fo:color="#000000" fo:letter-spacing="normal" fo:font-weight="normal" style:font-weight-asian="normal" style:font-weight-complex="normal"/>
    </style:style>
    <style:style style:name="T36" style:family="text">
      <style:text-properties fo:font-variant="normal" fo:text-transform="none" fo:color="#000000" fo:letter-spacing="normal" style:text-underline-style="solid" style:text-underline-width="auto" style:text-underline-color="font-color" fo:font-weight="normal"/>
    </style:style>
    <style:style style:name="T37" style:family="text">
      <style:text-properties fo:font-variant="normal" fo:text-transform="none" fo:color="#000000" fo:letter-spacing="normal" style:text-underline-style="solid" style:text-underline-width="auto" style:text-underline-color="font-color" fo:font-weight="normal" officeooo:rsid="001e081a"/>
    </style:style>
    <style:style style:name="T38" style:family="text">
      <style:text-properties fo:font-variant="normal" fo:text-transform="none" fo:color="#000000" fo:letter-spacing="normal" style:text-underline-style="solid" style:text-underline-width="auto" style:text-underline-color="font-color" fo:font-weight="normal" style:font-weight-asian="normal" style:font-weight-complex="normal"/>
    </style:style>
    <style:style style:name="T39" style:family="text">
      <style:text-properties fo:font-variant="normal" fo:text-transform="none" fo:color="#000000" fo:letter-spacing="normal" fo:font-weight="bold" style:font-weight-asian="bold" style:font-weight-complex="bold"/>
    </style:style>
    <style:style style:name="T40" style:family="text">
      <style:text-properties fo:font-variant="normal" fo:text-transform="none" fo:color="#000000" fo:letter-spacing="normal" style:text-underline-style="none" fo:font-weight="normal"/>
    </style:style>
    <style:style style:name="T41" style:family="text">
      <style:text-properties officeooo:rsid="001439da"/>
    </style:style>
    <style:style style:name="T42" style:family="text">
      <style:text-properties officeooo:rsid="00197666"/>
    </style:style>
    <style:style style:name="T43" style:family="text">
      <style:text-properties officeooo:rsid="001a4fb1"/>
    </style:style>
    <style:style style:name="T44" style:family="text">
      <style:text-properties officeooo:rsid="001d9f62"/>
    </style:style>
    <style:style style:name="T45" style:family="text">
      <style:text-properties officeooo:rsid="001e081a"/>
    </style:style>
    <style:style style:name="T46" style:family="text">
      <style:text-properties fo:font-weight="bold" officeooo:rsid="001d9f62" style:font-weight-asian="bold" style:font-weight-complex="bold"/>
    </style:style>
    <style:style style:name="T47" style:family="text">
      <style:text-properties officeooo:rsid="0020f8ec"/>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97666"/>
    </style:style>
    <style:style style:name="T50" style:family="text">
      <style:text-properties style:text-underline-style="solid" style:text-underline-width="auto" style:text-underline-color="font-color" officeooo:rsid="001d9f62"/>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5">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6">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7">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8">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0">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1">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2">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3">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4">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5">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61593380772421120" text:style-name="L1">
        <text:list-item>
          <text:p text:style-name="P30">Présentation</text:p>
        </text:list-item>
      </text:list>
      <text:p text:style-name="Normal"><text:tab/>Unreal Tournament 2004 est un jeu de tir à la première personne développé par Epic Games et Digital Extremes. Il fait partie de la série des Unreal et plus précisément de la sous série des Unreal Tournament.</text:p>
      <text:p text:style-name="Normal"><text:tab/>Le jeu consiste en différente<text:span text:style-name="T1">s</text:span> partie<text:span text:style-name="T1">s</text:span> suivant différent<text:span text:style-name="T2">s</text:span> mode<text:span text:style-name="T1">s</text:span> de jeu ( CTF, TDM, MD, FFA, etc … ) dans des arènes ( TrainingDay, Albatross,Oceanic, etc … ).</text:p>
      <text:p text:style-name="Normal"><text:tab/>Les joueurs peuvent jou<text:span text:style-name="T3">er</text:span> en Solo ( contre des IA ) mais le jeu est plus axé sur les parties multijoueurs.</text:p>
      <text:p text:style-name="Normal"><text:tab/>Le personnage que l’on contrôle possède une barre de vie, une barre d’adrénaline ( pour effectuer des compétences ) ainsi que des armes qui ont chacune des munitions propres.</text:p>
      <text:p text:style-name="P27"><text:tab/>Les parties se terminent soit après un timer soit au score.</text:p>
      <text:p text:style-name="Normal"/>
      <text:p text:style-name="P26">Les différentes armes <text:span text:style-name="T47">du jeu </text:span> : </text:p>
      <text:p text:style-name="P4"><text:span text:style-name="T48">1) Reedemer, le rédempteur :</text:span> lance un missile nucléaire.</text:p>
      <text:p text:style-name="P32"><text:span text:style-name="T4"><text:tab/></text:span><text:span text:style-name="T6">Tir primaire :</text:span><text:span text:style-name="T4"> Lance le missile suivant une ligne droite.</text:span></text:p>
      <text:p text:style-name="P32"><text:tab/><text:span text:style-name="T5">Tir secondaire :</text:span> Vue intérieure du missile. Le joueur peut le diriger avec la souris mais le joueur reste immobile (et donc vulnérable) durant le guidage.</text:p>
      <text:p text:style-name="P32"/>
      <text:p text:style-name="P18">2) Ion Painter, le pointeur ionique :</text:p>
      <text:p text:style-name="P31"><text:span text:style-name="T8"><text:tab/></text:span><text:span text:style-name="T7">Tir primaire :</text:span><text:span text:style-name="T8"> Désigne la cible du satellite ionique en position en orbite, si le joueur ne change pas l'endroit qui doit être détruit le satellite tire à cet endroit au bout de quelques secondes</text:span></text:p>
      <text:p text:style-name="P31"><text:tab/><text:span text:style-name="T5">Tir secondaire :</text:span> Zoom.</text:p>
      <text:p text:style-name="P31"/>
      <text:p text:style-name="P33">3) Ion Target, l’illuminateur de cibles :</text:p>
      <text:p text:style-name="P34"><text:span text:style-name="T28"><text:tab/></text:span><text:span text:style-name="T10">Tir primaire :</text:span><text:span text:style-name="T28"> visez un endroit fixe sur le sol, et quand le laser est chargé, un bombardier arrive et bombarde la zone suivant une ligne droite définie entre la cible et la position du tireur.</text:span></text:p>
      <text:p text:style-name="P34"><text:span text:style-name="T10"><text:tab/></text:span><text:span text:style-name="T9">Tir secondaire :</text:span><text:span text:style-name="T24"> zoom pour viser.</text:span></text:p>
      <text:p text:style-name="P42"><text:span text:style-name="T24"/></text:p>
      <text:p text:style-name="P51"><text:span text:style-name="T24">4) Rocket Launcher, le lance roquettes :</text:span></text:p>
      <text:p text:style-name="P45"><text:span text:style-name="T25"><text:tab/></text:span><text:span text:style-name="T11">Tir primaire :</text:span><text:span text:style-name="T25"> permet d'envoyer une roquette.</text:span></text:p>
      <text:p text:style-name="P45"><text:span text:style-name="T25"><text:tab/></text:span><text:span text:style-name="T9">Tir secondaire :</text:span><text:span text:style-name="T24"> Maintenir appuyé pour charger un maximum de 3 roquettes et les relâche horizontalement . Appuyez sur le tir primaire pendant que vous chargez les roquettes, elles partiront en spirale.</text:span></text:p>
      <text:p text:style-name="P42"><text:span text:style-name="T24"/></text:p>
      <text:p text:style-name="P48"><text:span text:style-name="T36">5) Flak Cannon, le canon flak :</text:span></text:p>
      <text:p text:style-name="P35"><text:span text:style-name="T25"><text:tab/></text:span><text:span text:style-name="T11">Tir primaire : </text:span><text:span text:style-name="T25">Envoie des projectiles incandescents sur une grande surface.</text:span></text:p>
      <text:p text:style-name="P35"><text:span text:style-name="T11"><text:tab/></text:span><text:span text:style-name="T9">Tir secondaire :</text:span><text:span text:style-name="T24"> Tire une capsule de métal incandescente en cloche qui envoie des projectiles dans toutes les directions à l'explosion.</text:span></text:p>
      <text:p text:style-name="P42"><text:span text:style-name="T24"/></text:p>
      <text:p text:style-name="P52"><text:span text:style-name="T26">6) Sniper Rifle, le fusil sniper :</text:span></text:p>
      <text:p text:style-name="P43"><text:span text:style-name="T26"><text:tab/></text:span><text:span text:style-name="T12">Tir primaire :</text:span><text:span text:style-name="T26"> tire des munitions standards vers l'ennemi sans visée assistée. <text:s/>chaque tir dégage de la fumée qui finit par empêcher de viser si on reste sur exactement la même position de tir.<text:tab/></text:span><text:span text:style-name="T9">Tir secondaire :</text:span><text:span text:style-name="T24"> zoom.</text:span></text:p>
      <text:list xml:id="list56456821103584152" text:style-name="L8">
        <text:list-header>
          <text:p text:style-name="P44"><text:span text:style-name="T24"/></text:p>
        </text:list-header>
      </text:list>
      <text:p text:style-name="P53"><text:span text:style-name="T24">7) <text:s/>Lightning gun, fusil de sniper électrique :</text:span></text:p>
      <text:p text:style-name="P46"><text:span text:style-name="T29"><text:tab/></text:span><text:span text:style-name="T13">Tir primaire :</text:span><text:span text:style-name="T29"> tire un éclair vers l'ennemi avec une faible visée automatique. Les adversaires peuvent cependant voir l'éclair et donc localiser le tireur.</text:span></text:p>
      <text:p text:style-name="P46"><text:span text:style-name="T13"><text:tab/></text:span><text:span text:style-name="T14">T</text:span><text:span text:style-name="T9">ir secondaire :</text:span><text:span text:style-name="T24"> zoom.</text:span></text:p>
      <text:p text:style-name="P49"><text:span text:style-name="T24"/></text:p>
      <text:p text:style-name="P19">8) Grenade Launcher, le lance grenades :</text:p>
      <text:p text:style-name="P13"><text:soft-page-break/><text:span text:style-name="T8"><text:tab/></text:span><text:span text:style-name="T9">Tir p</text:span><text:span text:style-name="T15">rimaire</text:span><text:span text:style-name="T9"> :</text:span><text:span text:style-name="T24"> lance des grenades qui se collent aux ennemis et aux véhicules qu'elles touchent.</text:span></text:p>
      <text:p text:style-name="P13"><text:span text:style-name="T9"><text:tab/>Tir secondaire :</text:span><text:span text:style-name="T24"> Fait exploser les grenades.</text:span></text:p>
      <text:p text:style-name="P5"/>
      <text:p text:style-name="P20">9) Minigun :</text:p>
      <text:p text:style-name="P14"><text:span text:style-name="T41"><text:tab/></text:span><text:span text:style-name="T9">Tir primaire </text:span><text:span text:style-name="T24">: tire des balles à haute cadence mais avec une faible précision.</text:span></text:p>
      <text:p text:style-name="P14"><text:span text:style-name="T9"><text:tab/>Tir secondaire :</text:span><text:span text:style-name="T24"> tire avec une cadence plus faible mais une puissance et une précision accrue.</text:span></text:p>
      <text:p text:style-name="P6"/>
      <text:p text:style-name="P7"><text:span text:style-name="T49">10) AVRiL :</text:span><text:span text:style-name="T42"> </text:span><text:span text:style-name="T24">lance missiles guidées anti-véhicule</text:span></text:p>
      <text:p text:style-name="P14"><text:tab/><text:span text:style-name="T9">Tir primaire :</text:span><text:span text:style-name="T24"> Visez un véhicule et tirez, le missile suivra le véhicule tant qu'il restera dans la ligne de mire de l'AVRiL..</text:span></text:p>
      <text:p text:style-name="P14"><text:span text:style-name="T9"><text:tab/>Tir secondaire :</text:span><text:span text:style-name="T24"> Zoom et action spéciale : le zoom reste verrouillé sur le véhicule ciblé, et ainsi, le missile vise en permanence le véhicule.</text:span></text:p>
      <text:p text:style-name="P7"/>
      <text:p text:style-name="P21">11) Link Gun : </text:p>
      <text:p text:style-name="P36"><text:span text:style-name="T30"><text:tab/></text:span><text:span text:style-name="T16">Tir primaire :</text:span><text:span text:style-name="T30"> tire des rafales d'énergie rapides..</text:span></text:p>
      <text:p text:style-name="P37"><text:span text:style-name="T16"><text:tab/></text:span><text:span text:style-name="T9">Tir secondaire :</text:span><text:span text:style-name="T24"> tire un rayon continu à faible distance qui provoque beaucoup de dégâts mais consomme beaucoup de munitions. </text:span></text:p>
      <text:p text:style-name="P37"><text:span text:style-name="T31"><text:tab/><text:tab/><text:tab/>→ </text:span><text:span text:style-name="T24">Action spéciale : le tir secondaire sur un allié lui-même équipé du link gun permet à son tir de devenir beaucoup plus puissant. Le rayon, normalement vert, prendra la couleur de l'équipe du joueur pour indiquer que c'est bien un ami que l'on vise.</text:span></text:p>
      <text:p text:style-name="P8"/>
      <text:p text:style-name="P22">12) <text:span text:style-name="T43">Shock Rifle, le fusil shock : </text:span></text:p>
      <text:p text:style-name="P38"><text:span text:style-name="T32"><text:tab/></text:span><text:span text:style-name="T17">Tir primaire :</text:span><text:span text:style-name="T32"> tire un laser droit et instantané.</text:span></text:p>
      <text:p text:style-name="P38"><text:span text:style-name="T17"><text:tab/></text:span><text:span text:style-name="T9">Tir secondaire :</text:span><text:span text:style-name="T24"> tire une boule d'énergie lente. En tirant sur la boule avec le tir primaire, on a droit au "combo shock", c'est-à-dire une explosion.</text:span></text:p>
      <text:p text:style-name="P9"/>
      <text:p text:style-name="P23">13) Mine layer, le poseur de mines araignées ;</text:p>
      <text:p text:style-name="P39"><text:span text:style-name="T33"><text:tab/></text:span><text:span text:style-name="T18">Tir primaire : </text:span><text:span text:style-name="T33">Lanceur permettant de poser des mines ayant la forme d'araignées. Lorsqu'un ennemi s'approche d'une araignée, elle lui saute dessus et le suit jusqu'à ce qu'elle explose.</text:span></text:p>
      <text:p text:style-name="P39"><text:span text:style-name="T18"><text:tab/></text:span><text:span text:style-name="T9">Tir secondaire :</text:span><text:span text:style-name="T24"> un laser qui dirige les araignées et les faire ce regrouper au point d'impact du laser.</text:span></text:p>
      <text:p text:style-name="P10"/>
      <text:p text:style-name="P24">14) <text:s/>Bio Rifle, le fusil bio :</text:p>
      <text:p text:style-name="P40"><text:span text:style-name="T34"><text:tab/></text:span><text:span text:style-name="T19">Tir primaire :</text:span><text:span text:style-name="T34"> lance des rafales de matière verte radioactive. Si cette matière touche le sol, elle disparaît au bout de quelques secondes en explosant et blesse donc légèrement les ennemis à proximité.</text:span></text:p>
      <text:p text:style-name="P40"><text:span text:style-name="T34"><text:tab/></text:span><text:span text:style-name="T9">Tir secondaire :</text:span><text:span text:style-name="T24"> Charge une grande quantité de matière et la relâche d'un seul coup. Mortel sur la plupart des ennemis. Si on rate la cible, la boule de matière explose en petits tas de matière. On peut aussi accumuler cette matière à même le sol et la faire grossir en tirant dedans.</text:span></text:p>
      <text:p text:style-name="P11"/>
      <text:p text:style-name="P15"><text:span text:style-name="T50">15) Assault Rifle, <text:s/>le fusil d’assaut :</text:span><text:span text:style-name="T44"> </text:span><text:span text:style-name="T46">arme de base</text:span><text:span text:style-name="T44">. </text:span><text:span text:style-name="T24">Si on </text:span><text:span text:style-name="T27">récupère</text:span><text:span text:style-name="T24"> un deuxième fusil d'assaut sur le cadavre d'un autre joueur, on peut bénéficier d'une plus grande puissance (un fusil d'assaut dans chaque main).</text:span></text:p>
      <text:p text:style-name="P16"><text:span text:style-name="T9"><text:tab/>Tir primaire :</text:span><text:span text:style-name="T24"> tire des cartouches petit calibre avec une cadence élevée et une précision respectable.</text:span></text:p>
      <text:p text:style-name="P16"><text:span text:style-name="T9"><text:tab/>Tir secondaire</text:span><text:span text:style-name="T24"> : tire une grenade. Plus on appu</text:span><text:span text:style-name="T27">ie</text:span><text:span text:style-name="T24"> longtemps, plus on l'envo</text:span><text:span text:style-name="T27">ie</text:span><text:span text:style-name="T24"> loin.</text:span></text:p>
      <text:p text:style-name="P41"/>
      <text:p text:style-name="P47"><text:span text:style-name="T37">16) Shield Gun, le marteau bouclier : </text:span><text:span text:style-name="T36">Arme de base.</text:span></text:p>
      <text:p text:style-name="P47"><text:span text:style-name="T22"><text:tab/></text:span><text:span text:style-name="T9">Tir primaire :</text:span><text:span text:style-name="T24"> Chargez le marteau et approchez vous de vos ennemis, vous les pulvérisez.</text:span></text:p>
      <text:p text:style-name="P47"><text:span text:style-name="T9"><text:tab/>Tir secondaire :</text:span><text:span text:style-name="T24"> Activez un bouclier qui vous protège des dégâts jusqu'à ce que la jauge d'énergie du bouclier soit vide. Elle se recharge avec le temps.</text:span></text:p>
      <text:p text:style-name="P50"><text:soft-page-break/></text:p>
      <text:p text:style-name="P25"><text:span text:style-name="T45">17) Translocater, le téléporteur :</text:span></text:p>
      <text:p text:style-name="P17"><text:span text:style-name="T24"><text:tab/></text:span><text:span text:style-name="T23">Tir primaire :</text:span><text:span text:style-name="T40"> lancer et récupérer le module de téléportation.</text:span></text:p>
      <text:p text:style-name="P17"><text:span text:style-name="T24"><text:tab/></text:span><text:span text:style-name="T23">Tir secondaire </text:span><text:span text:style-name="T21">:</text:span><text:span text:style-name="T24"> se téléporter sur le module préalablement lancé. Si on se téléporte sur un ennemi (il faut être très précis), on fait exploser celui-ci.</text:span></text:p>
      <text:p text:style-name="P12"/>
      <text:p text:style-name="P12"><text:span text:style-name="T48">18) Tranquilliser Gun :</text:span> ??</text:p>
      <text:p text:style-name="P3"/>
      <text:p text:style-name="P28">Les compétences liées à l’adrénaline :</text:p>
      <text:p text:style-name="P2"/>
      <text:list xml:id="list112740622963445" text:continue-list="list2861593380772421120" text:style-name="L1">
        <text:list-item>
          <text:p text:style-name="P29">Planning</text:p>
        </text:list-item>
      </text:list>
      <text:p text:style-name="Normal"/>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F"/>
        <table:table-column table:style-name="Tableau1.C" table:number-columns-repeated="2"/>
        <table:table-column table:style-name="Tableau1.I"/>
        <table:table-row>
          <table:table-cell table:style-name="Tableau1.A1" office:value-type="string">
            <text:p text:style-name="P1">Semaine</text:p>
          </table:table-cell>
          <table:table-cell table:style-name="Tableau1.A1" office:value-type="string">
            <text:p text:style-name="P1">1</text:p>
          </table:table-cell>
          <table:table-cell table:style-name="Tableau1.A1" office:value-type="string">
            <text:p text:style-name="P1">2</text:p>
          </table:table-cell>
          <table:table-cell table:style-name="Tableau1.A1" office:value-type="string">
            <text:p text:style-name="P1">3</text:p>
          </table:table-cell>
          <table:table-cell table:style-name="Tableau1.A1" office:value-type="string">
            <text:p text:style-name="P1">4</text:p>
          </table:table-cell>
          <table:table-cell table:style-name="Tableau1.F1" office:value-type="string">
            <text:p text:style-name="P1"><text:s text:c="2"/>5</text:p>
          </table:table-cell>
          <table:table-cell table:style-name="Tableau1.A1" office:value-type="string">
            <text:p text:style-name="P1">6</text:p>
          </table:table-cell>
          <table:table-cell table:style-name="Tableau1.F1" office:value-type="string">
            <text:p text:style-name="P1"><text:s text:c="2"/>7</text:p>
          </table:table-cell>
          <table:table-cell table:style-name="Tableau1.F1" office:value-type="string">
            <text:p text:style-name="P1"><text:s text:c="2"/>8</text:p>
          </table:table-cell>
        </table:table-row>
        <table:table-row>
          <table:table-cell table:style-name="Tableau1.A1" office:value-type="string">
            <text:p text:style-name="P1">Astrid</text:p>
          </table:table-cell>
          <table:table-cell table:style-name="Tableau1.A1" office:value-type="string">
            <text:p text:style-name="P1">Prise en main + rapport</text:p>
          </table:table-cell>
          <table:table-cell table:style-name="Tableau1.A1" office:value-type="string">
            <text:p text:style-name="P1">Détermination du comportement</text:p>
          </table:table-cell>
          <table:table-cell table:style-name="Tableau1.A1" office:value-type="string">
            <text:p text:style-name="P1">Ajout de défaut et hasard</text:p>
          </table:table-cell>
          <table:table-cell table:style-name="Tableau1.A1" office:value-type="string">
            <text:p text:style-name="P1">Ajout de technique</text:p>
          </table:table-cell>
          <table:table-cell table:style-name="Tableau1.F1" office:value-type="string">
            <text:p text:style-name="P1">Ajout de stratégie</text:p>
          </table:table-cell>
          <table:table-cell table:style-name="Tableau1.A1" office:value-type="string">
            <text:p text:style-name="P1">Variation de stratégie</text:p>
          </table:table-cell>
          <table:table-cell table:style-name="Tableau1.F1" office:value-type="string">
            <text:p text:style-name="P1">Rattrapage</text:p>
          </table:table-cell>
          <table:table-cell table:style-name="Tableau1.F1" office:value-type="string">
            <text:p text:style-name="P1">Finition</text:p>
          </table:table-cell>
        </table:table-row>
        <table:table-row>
          <table:table-cell table:style-name="Tableau1.A1" office:value-type="string">
            <text:p text:style-name="P1">Chloé</text:p>
          </table:table-cell>
          <table:table-cell table:style-name="Tableau1.A1" office:value-type="string">
            <text:p text:style-name="P1">Prise en main + rapport</text:p>
          </table:table-cell>
          <table:table-cell table:style-name="Tableau1.A1" office:value-type="string">
            <text:p text:style-name="P1">Détermination du comportement</text:p>
          </table:table-cell>
          <table:table-cell table:style-name="Tableau1.A1" office:value-type="string">
            <text:p text:style-name="P1">Ajout de défaut et hasard</text:p>
          </table:table-cell>
          <table:table-cell table:style-name="Tableau1.A1" office:value-type="string">
            <text:p text:style-name="P1">Ajout de technique</text:p>
          </table:table-cell>
          <table:table-cell table:style-name="Tableau1.F1" office:value-type="string">
            <text:p text:style-name="P1">Ajout de stratégie</text:p>
          </table:table-cell>
          <table:table-cell table:style-name="Tableau1.A1" office:value-type="string">
            <text:p text:style-name="P1">Variation de stratégie</text:p>
          </table:table-cell>
          <table:table-cell table:style-name="Tableau1.F1" office:value-type="string">
            <text:p text:style-name="P1">Rattrapage</text:p>
          </table:table-cell>
          <table:table-cell table:style-name="Tableau1.F1" office:value-type="string">
            <text:p text:style-name="P1">Finition</text:p>
          </table:table-cell>
        </table:table-row>
        <table:table-row>
          <table:table-cell table:style-name="Tableau1.A1" office:value-type="string">
            <text:p text:style-name="P1">Julien</text:p>
          </table:table-cell>
          <table:table-cell table:style-name="Tableau1.A1" office:value-type="string">
            <text:p text:style-name="P1">Prise en main + rapport</text:p>
          </table:table-cell>
          <table:table-cell table:style-name="Tableau1.A1" office:value-type="string">
            <text:p text:style-name="P1">Détermination du comportement</text:p>
          </table:table-cell>
          <table:table-cell table:style-name="Tableau1.A1" office:value-type="string">
            <text:p text:style-name="P1">Ajout de défaut et hasard</text:p>
          </table:table-cell>
          <table:table-cell table:style-name="Tableau1.A1" office:value-type="string">
            <text:p text:style-name="P1">Ajout de technique</text:p>
          </table:table-cell>
          <table:table-cell table:style-name="Tableau1.F1" office:value-type="string">
            <text:p text:style-name="P1">Ajout de stratégie</text:p>
          </table:table-cell>
          <table:table-cell table:style-name="Tableau1.A1" office:value-type="string">
            <text:p text:style-name="P1">Variation de stratégie</text:p>
          </table:table-cell>
          <table:table-cell table:style-name="Tableau1.F1" office:value-type="string">
            <text:p text:style-name="P1">Rattrapage</text:p>
          </table:table-cell>
          <table:table-cell table:style-name="Tableau1.F1" office:value-type="string">
            <text:p text:style-name="P1">Finition</text:p>
          </table:table-cell>
        </table:table-row>
        <table:table-row>
          <table:table-cell table:style-name="Tableau1.A1" office:value-type="string">
            <text:p text:style-name="P1">Nicolas</text:p>
          </table:table-cell>
          <table:table-cell table:style-name="Tableau1.A1" office:value-type="string">
            <text:p text:style-name="P1">Prise en main + rapport</text:p>
          </table:table-cell>
          <table:table-cell table:style-name="Tableau1.A1" office:value-type="string">
            <text:p text:style-name="P1">Détermination du comportement</text:p>
          </table:table-cell>
          <table:table-cell table:style-name="Tableau1.A1" office:value-type="string">
            <text:p text:style-name="P1">Ajout de défaut hasard</text:p>
          </table:table-cell>
          <table:table-cell table:style-name="Tableau1.A1" office:value-type="string">
            <text:p text:style-name="P1">Ajout de technique</text:p>
          </table:table-cell>
          <table:table-cell table:style-name="Tableau1.F1" office:value-type="string">
            <text:p text:style-name="P1">Ajout de stratégie</text:p>
          </table:table-cell>
          <table:table-cell table:style-name="Tableau1.A1" office:value-type="string">
            <text:p text:style-name="P1">Variation de stratégie</text:p>
          </table:table-cell>
          <table:table-cell table:style-name="Tableau1.F1" office:value-type="string">
            <text:p text:style-name="P1">Rattrapage</text:p>
          </table:table-cell>
          <table:table-cell table:style-name="Tableau1.F1" office:value-type="string">
            <text:p text:style-name="P1">Finition</text:p>
          </table:table-cell>
        </table:table-row>
      </table:table>
      <text:p text:style-name="Paragraphe_20_de_20_liste"/>
      <text:p text:style-name="Paragraphe_20_de_20_liste"/>
      <text:list xml:id="list112739207338440" text:continue-numbering="true" text:style-name="L1">
        <text:list-item>
          <text:p text:style-name="P29">Démonstration</text:p>
        </text:list-item>
      </text:list>
      <text:p text:style-name="Normal">Lien : </text:p>
      <text:p text:style-name="Normal">https://github.com/ChloeRoumieu/BotContest.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loext:contextual-spacing="false" fo:line-height="100%" fo:hyphenation-ladder-count="no-limit" style:writing-mode="lr-tb">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cm" loext:contextual-spacing="false" fo:line-height="100%" style:writing-mode="lr-tb">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title/>
    <dc:description/>
    <dc:subject/>
    <meta:initial-creator>dupiol julien</meta:initial-creator>
    <meta:creation-date>2017-04-04T08:10:00Z</meta:creation-date>
    <dc:date>2017-04-05T11:27:38.618000000</dc:date>
    <meta:editing-cycles>53</meta:editing-cycles>
    <meta:editing-duration>PT4H21M24S</meta:editing-duration>
    <meta:document-statistic meta:table-count="1" meta:image-count="0" meta:object-count="0" meta:page-count="3" meta:paragraph-count="109" meta:word-count="1112" meta:character-count="6523" meta:non-whitespace-character-count="5466"/>
    <meta:template xlink:type="simple" xlink:actuate="onRequest" xlink:title="" xlink:href="Normal"/>
  </office:meta>
</office:document-meta>
</file>